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5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text-properties fo:background-color="#ffffff"/>
    </style:style>
    <style:style style:name="P10" style:family="paragraph" style:parent-style-name="Text_20_body">
      <style:text-properties fo:background-color="#ffffff"/>
    </style:style>
    <style:style style:name="T1" style:family="text">
      <style:text-properties fo:background-color="#ffffff"/>
    </style:style>
    <style:style style:name="T2" style:family="text" style:parent-style-name="Strong_20_Emphasis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background-color="#ffff00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ebový klient</text:h>
      <text:p text:style-name="Standard"/>
      <text:p text:style-name="Text_20_body"><text:span text:style-name="T1">Webový klient je řešen BioCASE Provider Sofwarem. Toto řešení umožní zapojit se do evropského výzkumného projektu BioCASE.</text:span></text:p>
      <text:p text:style-name="Text_20_body"><text:span text:style-name="T2">The Biological Collection Access Service for Europe</text:span><text:span text:style-name="T3">,</text:span> BioCASE je mezinárodní síť všech možných druhů biologických sbírek. BioCASE umožňuje rozšíření jednotného přístupu k distribuované a různorodé evropské databázi sbírek a pozorování a to vše s využitím open-source systémově nezávislého software a otevřených datových standardů a protokolů.</text:p>
      <text:p text:style-name="Text_20_body"/>
      <text:p text:style-name="P1">Použití BioCASE Provider Software však nebylo zadarmo.</text:p>
      <text:p text:style-name="Text_20_body">Ve chvíli, kdy jsme začali pracovat s BioCASE, tak byla k dispozici verze provider_software_2.2.2. V této verzi nebyl funkční test software a komunikace s databází Firebird. Kontaktovali jsme vývojáře, od kterých jsme získali opravený skript dbmod_firebird.py. V další verzi to již bylo opraveno.</text:p>
      <text:p text:style-name="Text_20_body">Během skoro celého výhoje jsme pracovali s verzí BioCASE provider software 2.3.1., která byla <text:s/>v té době aktuální. V tété verzi jsme se setkali s několika problémy, kde některé jsme řešili přímo s vývojáři tohoto software.</text:p>
      <text:p text:style-name="P2">Konfigurace a s čím jsme se potýkali:</text:p>
      <text:list text:style-name="L1">
        <text:list-item>
          <text:p text:style-name="P3"><text:span text:style-name="T4">Změna hesla – </text:span><text:span text:style-name="T5">nebylo možné změnit heslo administrátora BPS pře webové rozhranní </text:span></text:p>
        </text:list-item>
        <text:list-item>
          <text:p text:style-name="P3"><text:span text:style-name="T4">Definování databázové struktury</text:span> – <text:s/>zjistili jsme, že nelze nastavit dva cizí klíče z jedné tabulky do druhé</text:p>
        </text:list-item>
        <text:list-item>
          <text:p text:style-name="P3"><text:span text:style-name="T4">Mapování</text:span> – tato fáze byla časově náročná a vyžadovala nastudování standardů ABCD 1.20, ABCD 2.06 a Darwin Core 2. Bylo potřeba seznámit se podrobně s jednotlivými schématy, s biologickými termíny a daty. V této fázi jsme komunikovali s botaniky z Jihočeské botanické společnosti, využívali dostupných popisů stanardů (<text:a xlink:type="simple" xlink:href="http://darwincore.calacademy.org/Documentation/DarwinCore2Draft_v1-4_HTML"><text:span text:style-name="Internet_20_link">http://darwincore.calacademy.org/Documentation/DarwinCore2Draft_v1-4_HTML</text:span></text:a> , <text:a xlink:type="simple" xlink:href="http://www.bgbm.org/biodivinf/Schema/"><text:span text:style-name="Internet_20_link">http://www.bgbm.org/biodivinf/Schema/</text:span></text:a> ) a <text:s/>tréninkového příkladu pro BioCASE. <text:s/>Každé schéma obsahuje povinné a nepovinné položky. Po namapování povinných položek stále nebyly testy software (mapovaní) úspěšné. Bylo zjištěno, že je nutné rozšířit základní mapování ABCD schémat o další položky (country, recordBasis)</text:p>
        </text:list-item>
      </text:list>
      <text:p text:style-name="P4"/>
      <text:p text:style-name="P4"><text:span text:style-name="T6">Vyhledávání v nálezových datech</text:span>:</text:p>
      <text:p text:style-name="P4"/>
      <text:list text:style-name="L2">
        <text:list-item>
          <text:p text:style-name="P5">Při práci s <text:s/>Firebird 1.5 jsme řešili problém s kódováním. Použité kódování v databázi bylo UNICODE_FSS a kódování nastavené pro BPS bylo UTF-8. Vyhledávání nálezových dat vždy proběhlo nesprávně pokud se ve výsledku vyhledávání vyskytoval speciální znak (č, ř, …). <text:s/>Tuto chybu se nám povedlo odstranit zásahem do skriptů napsaných v jazyce Python, kde bylo nutné ošetřit kódování při vytvoření XML souboru. Toto řešení pomohlo zobrazit výsledek vyhledávání, ale neumožnilo další práci s nálezem, který obsahoval speciální znak. Problémy s kódováním jsme řešili emailovou komunikací s <text:s/>vývojáři BPS, od kterých jsme získaly nové skripty. <text:span text:style-name="T7">Nepovedlo se ještě uspokojeně dořešit všechny nedostatky.</text:span></text:p>
        </text:list-item>
      </text:list>
      <text:p text:style-name="P4"/>
      <text:p text:style-name="P6">Vytváření vlastního vzhledu stránek</text:p>
      <text:p text:style-name="Standard"/>
      <text:list text:style-name="L3">
        <text:list-item>
          <text:p text:style-name="P7">Protože nebyla k dispozici dokumentace informující uživatele, jak přispůsobit stránky svým požadavkum, museli jsme nastudovat <text:s/>BPS <text:s/>podrobněji. </text:p>
        </text:list-item>
      </text:list>
      <text:p text:style-name="Standard"/>
      <text:p text:style-name="Standard">Přotože se ještě před odevzdáním projektu objevila novější verze BPS 2.4.1., <text:s/>přešli jsme na tuto aktuální verzi. Nová verze s sebou přinesla </text:p>
      <text:list text:style-name="L4">
        <text:list-item>
          <text:p text:style-name="P8">rozšíření vyhledávacích formulářů pro více standardů</text:p>
        </text:list-item>
        <text:list-item>
          <text:p text:style-name="P8">opravenou funkci pro změnu hesla administrátora</text:p>
        </text:list-item>
        <text:list-item>
          <text:p text:style-name="P8">seznámení se s novou verzí a přepsání XSLT a HTML souborů</text:p>
        </text:list-item>
        <text:list-item>
          <text:p text:style-name="P8">dohledání chyby, která neumožnila použití jiného vzhledu stránek pro vyhledávání než defaultně nastaveného. Tato chyba byla způsobena při parsování XML dokumentu, kdy nedošlo k načtení příslušné hodnoty</text:p>
        </text:list-item>
      </text:list>
      <text:p text:style-name="Standard"/>
      <text:p text:style-name="Standard"/>
      <text:p text:style-name="Standard"/>
      <text:p text:style-name="Standard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size="14pt" fo:language="en" fo:country="US" fo:font-weight="bold" style:font-size-asian="14pt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rdní_20_písmo_20_odstavce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WW-Standardní_20_písmo_20_odstavce">
      <style:text-properties fo:font-weight="bold" style:font-weight-asian="bold" style:font-weight-complex="bold"/>
    </style:style>
    <style:style style:name="WW-Standardní_20_písmo_20_odstavce" style:display-name="WW-Standardní písmo odstavce" style:family="text"/>
    <style:style style:name="WW8Num7z0" style:family="text">
      <style:text-properties style:font-name="Times New Roman" style:font-name-asian="Times New Roman" style:font-name-complex="Times New Roman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style:num-suffix="." text:bullet-char=""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L O</meta:initial-creator>
    <meta:creation-date>2006-09-10T22:54:40</meta:creation-date>
    <dc:creator>L O</dc:creator>
    <dc:date>2006-09-11T02:00:11</dc:date>
    <dc:language>cs-CZ</dc:language>
    <meta:editing-cycles>4</meta:editing-cycles>
    <meta:editing-duration>PT3H5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9" meta:word-count="481" meta:character-count="3387"/>
  </office:meta>
</office:document-meta>
</file>